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text:soft-page-break/>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soft-page-break/><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soft-page-break/></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oft-page-break/><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text:soft-page-break/>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ext:soft-page-break/>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text:soft-page-break/>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soft-page-break/></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ext:soft-page-break/>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text:span><text:soft-page-break/><text:span text:style-name="Strong_20_Emphasis">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oft-page-break/><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oft-page-break/><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text:soft-page-break/>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text:soft-page-break/>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text:soft-page-break/>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text:span><text:soft-page-break/><text:span text:style-name="T2">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ext:span><text:soft-page-break/><text:span text:style-name="T2">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oft-page-break/><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oft-page-break/><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text:soft-page-break/>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oft-page-break/><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ext:span><text:soft-page-break/><text:span text:style-name="T2">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oft-page-break/><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ext:soft-page-break/>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ext:soft-page-break/>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ext:soft-page-break/>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ext:soft-page-break/>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ext:soft-page-break/>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ext:soft-page-break/>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ext:soft-page-break/>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text:soft-page-break/>'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ext:soft-page-break/>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soft-pag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text:soft-page-break/>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text:soft-page-break/>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xt:span><text:soft-page-break/><text:span text:style-name="Source_20_Text">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soft-page-break/></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text:soft-page-break/>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ext:soft-page-break/>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ext:soft-page-break/>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text:soft-page-break/>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text:soft-page-break/>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ext:soft-page-break/>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text:soft-page-break/>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text:soft-page-break/>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text:span><text:soft-page-break/><text:span text:style-name="T2">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5T13:26:56.883709744</dc:date>
    <meta:editing-duration>PT20H45M15S</meta:editing-duration>
    <meta:editing-cycles>43</meta:editing-cycles>
    <meta:document-statistic meta:table-count="127" meta:image-count="54" meta:object-count="0" meta:page-count="228" meta:paragraph-count="3966" meta:word-count="28140" meta:character-count="200337" meta:non-whitespace-character-count="172948"/>
    <meta:user-defined meta:name="viewport">width=device-width, initial-scale=1.0</meta:user-defined>
  </office:meta>
</office:document-meta>
</file>